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8.86pt" svg:y="310.03pt">
            <draw:object draw:notify-on-update-of-ranges="Sheet1.A1:Sheet1.A1 Sheet1.A2:Sheet1.A40 Sheet1.B1:Sheet1.B1 Sheet1.B2:Sheet1.B40 Sheet1.A1:Sheet1.A1 Sheet1.A2:Sheet1.A40 Sheet1.C1:Sheet1.C1 Sheet1.C2:Sheet1.C40 Sheet1.A1:Sheet1.A1 Sheet1.A2:Sheet1.A40 Sheet1.D1:Sheet1.D1 Sheet1.D2:Sheet1.D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H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5:26:01.400562347</meta:creation-date>
    <dc:date>2019-08-01T15:31:30.486009843</dc:date>
    <meta:editing-duration>PT5M29S</meta:editing-duration>
    <meta:editing-cycles>1</meta:editing-cycles>
    <meta:document-statistic meta:table-count="1" meta:cell-count="15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87cm" svg:y="0.315cm" chart:style-name="ch2">
          <text:p>Gradual load decrease - comparison</text:p>
        </chart:title>
        <chart:legend chart:legend-position="end" svg:x="13.708cm" svg:y="3.701cm" style:legend-expansion="high" chart:style-name="ch3"/>
        <chart:plot-area chart:style-name="ch4" table:cell-range-address="Sheet1.A1:Sheet1.D40" chart:data-source-has-labels="row" svg:x="1.321cm" svg:y="1.284cm" svg:width="12.067cm" svg:height="6.565cm">
          <chartooo:coordinate-region svg:x="1.781cm" svg:y="1.484cm" svg:width="10.98cm" svg:height="5.717cm"/>
          <chart:axis chart:dimension="x" chart:name="primary-x" chart:style-name="ch5">
            <chart:title svg:x="6.946cm" svg:y="8.029cm" chart:style-name="ch6">
              <text:p>Time</text:p>
            </chart:title>
            <chart:grid chart:style-name="ch7" chart:class="major"/>
          </chart:axis>
          <chart:axis chart:dimension="y" chart:name="primary-y" chart:style-name="ch5">
            <chart:title svg:x="0.451cm" svg:y="5.04cm" chart:style-name="ch8">
              <text:p>VDUs</text:p>
            </chart:title>
            <chart:grid chart:style-name="ch7" chart:class="major"/>
          </chart:axis>
          <chart:series chart:style-name="ch9" chart:values-cell-range-address="Sheet1.B2:Sheet1.B40" chart:label-cell-address="Sheet1.B1:Sheet1.B1" chart:class="chart:scatter">
            <chart:domain table:cell-range-address="Sheet1.A2:Sheet1.A40"/>
            <chart:data-point chart:repeated="39"/>
          </chart:series>
          <chart:series chart:style-name="ch10" chart:values-cell-range-address="Sheet1.C2:Sheet1.C40" chart:label-cell-address="Sheet1.C1:Sheet1.C1" chart:class="chart:scatter">
            <chart:data-point chart:repeated="39"/>
          </chart:series>
          <chart:series chart:style-name="ch11" chart:values-cell-range-address="Sheet1.D2:Sheet1.D40" chart:label-cell-address="Sheet1.D1:Sheet1.D1" chart:class="chart:scatter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ock</text:p>
                <draw:g>
                  <svg:desc>Sheet1.B1:Sheet1.B1</svg:desc>
                </draw:g>
              </table:table-cell>
              <table:table-cell office:value-type="string">
                <text:p>Arima</text:p>
                <draw:g>
                  <svg:desc>Sheet1.C1:Sheet1.C1</svg:desc>
                </draw:g>
              </table:table-cell>
              <table:table-cell office:value-type="string">
                <text:p>HW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</svg:desc>
                </draw:g>
              </table:table-cell>
              <table:table-cell office:value-type="float" office:value="1">
                <text:p>1</text:p>
                <draw:g>
                  <svg:desc>Sheet1.B2:Sheet1.B40</svg:desc>
                </draw:g>
              </table:table-cell>
              <table:table-cell office:value-type="float" office:value="1">
                <text:p>1</text:p>
                <draw:g>
                  <svg:desc>Sheet1.C2:Sheet1.C40</svg:desc>
                </draw:g>
              </table:table-cell>
              <table:table-cell office:value-type="float" office:value="1">
                <text:p>1</text:p>
                <draw:g>
                  <svg:desc>Sheet1.D2:Sheet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">
                <text:p>16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">
                <text:p>2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2">
                <text:p>29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">
                <text:p>3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7">
                <text:p>3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9">
                <text:p>38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">
                <text:p>42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4">
                <text:p>45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7">
                <text:p>48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">
                <text:p>52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2">
                <text:p>55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5">
                <text:p>58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8">
                <text:p>6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1">
                <text:p>65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4">
                <text:p>68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7">
                <text:p>71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1">
                <text:p>75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4">
                <text:p>78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7">
                <text:p>8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0">
                <text:p>85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3">
                <text:p>88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6">
                <text:p>9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9">
                <text:p>94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1">
                <text:p>98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4">
                <text:p>101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7">
                <text:p>104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9">
                <text:p>107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12">
                <text:p>11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44">
                <text:p>11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77">
                <text:p>117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9">
                <text:p>120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1">
                <text:p>124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